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4cm" fo:min-width="9.302cm"/>
    </style:style>
    <style:style style:name="gr2" style:family="graphic" style:parent-style-name="standard">
      <style:graphic-properties draw:textarea-horizontal-align="justify" draw:textarea-vertical-align="middle" draw:auto-grow-height="false" fo:min-height="0.904cm" fo:min-width="7.002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4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xml:id="id1" draw:id="id1" draw:layer="layout" svg:width="9.802cm" svg:height="1.154cm" svg:x="0.231cm" svg:y="0.197cm">
          <draw:glue-point draw:id="4" svg:x="-3.94cm" svg:y="5.008cm"/>
          <text:p text:style-name="P1"><text:span text:style-name="T1">Language code * 40 (folder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502cm" svg:height="1.154cm" svg:x="2.531cm" svg:y="1.997cm">
          <draw:glue-point draw:id="4" svg:x="-3.295cm" svg:y="5.008cm"/>
          <text:p text:style-name="P1"><text:span text:style-name="T1">File name * 30 (folders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953cm" svg:height="1.143cm" svg:x="5.07cm" svg:y="11.277cm">
          <text:p text:style-name="P1">sentTF.j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953cm" svg:height="1.143cm" svg:x="5.07cm" svg:y="3.777cm">
          <text:p text:style-name="P1">docInfo.j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953cm" svg:height="1.143cm" svg:x="5.07cm" svg:y="5.277cm">
          <text:p text:style-name="P1">sentLen.j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953cm" svg:height="1.143cm" svg:x="5.07cm" svg:y="6.777cm">
          <text:p text:style-name="P1">sentRouge1.j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953cm" svg:height="1.143cm" svg:x="5.07cm" svg:y="8.277cm">
          <text:p text:style-name="P1">sentSim.j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953cm" svg:height="1.143cm" svg:x="5.07cm" svg:y="9.777cm">
          <text:p text:style-name="P1">sents.j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953cm" svg:height="1.143cm" svg:x="2.57cm" svg:y="12.977cm">
          <text:p text:style-name="P1">lang.jso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.271cm" svg:y1="1.351cm" svg:x2="2.531cm" svg:y2="2.574cm" draw:start-shape="id1" draw:start-glue-point="4" draw:end-shape="id2" draw:end-glue-point="3" svg:d="M1271 1351v1223h1260" svg:viewBox="0 0 1261 1224">
          <text:p/>
        </draw:connector>
        <draw:connector draw:style-name="gr4" draw:text-style-name="P3" draw:layer="layout" svg:x1="1.271cm" svg:y1="1.351cm" svg:x2="2.57cm" svg:y2="13.548cm" draw:start-shape="id1" draw:start-glue-point="4" draw:end-shape="id3" draw:end-glue-point="3" svg:d="M1271 1351v12197h1299" svg:viewBox="0 0 1300 12198">
          <text:p/>
        </draw:connector>
        <draw:connector draw:style-name="gr4" draw:text-style-name="P3" draw:layer="layout" svg:x1="3.811cm" svg:y1="3.151cm" svg:x2="5.07cm" svg:y2="4.348cm" draw:start-shape="id2" draw:start-glue-point="4" draw:end-shape="id4" draw:end-glue-point="3" svg:d="M3811 3151v1197h1259" svg:viewBox="0 0 1260 1198">
          <text:p/>
        </draw:connector>
        <draw:connector draw:style-name="gr4" draw:text-style-name="P3" draw:layer="layout" svg:x1="3.811cm" svg:y1="3.151cm" svg:x2="5.07cm" svg:y2="5.848cm" draw:start-shape="id2" draw:start-glue-point="4" draw:end-shape="id5" draw:end-glue-point="3" svg:d="M3811 3151v2697h1259" svg:viewBox="0 0 1260 2698">
          <text:p/>
        </draw:connector>
        <draw:connector draw:style-name="gr4" draw:text-style-name="P3" draw:layer="layout" svg:x1="3.811cm" svg:y1="3.151cm" svg:x2="5.07cm" svg:y2="7.348cm" draw:start-shape="id2" draw:start-glue-point="4" draw:end-shape="id6" draw:end-glue-point="3" svg:d="M3811 3151v4197h1259" svg:viewBox="0 0 1260 4198">
          <text:p/>
        </draw:connector>
        <draw:connector draw:style-name="gr4" draw:text-style-name="P3" draw:layer="layout" svg:x1="3.811cm" svg:y1="3.151cm" svg:x2="5.07cm" svg:y2="8.848cm" draw:start-shape="id2" draw:start-glue-point="4" draw:end-shape="id7" draw:end-glue-point="3" svg:d="M3811 3151v5697h1259" svg:viewBox="0 0 1260 5698">
          <text:p/>
        </draw:connector>
        <draw:connector draw:style-name="gr4" draw:text-style-name="P3" draw:layer="layout" svg:x1="3.811cm" svg:y1="3.151cm" svg:x2="5.07cm" svg:y2="10.348cm" draw:start-shape="id2" draw:start-glue-point="4" draw:end-shape="id8" draw:end-glue-point="3" svg:d="M3811 3151v7197h1259" svg:viewBox="0 0 1260 7198">
          <text:p/>
        </draw:connector>
        <draw:connector draw:style-name="gr4" draw:text-style-name="P3" draw:layer="layout" svg:x1="3.811cm" svg:y1="3.151cm" svg:x2="5.07cm" svg:y2="11.848cm" draw:start-shape="id2" draw:start-glue-point="4" draw:end-shape="id9" draw:end-glue-point="3" svg:d="M3811 3151v8697h1259" svg:viewBox="0 0 1260 86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0.16cm" fo:page-height="14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29</meta:editing-cycles>
    <dc:date>2019-08-25T09:55:48.970200144</dc:date>
    <meta:creation-date>2016-08-10T12:12:58</meta:creation-date>
    <meta:editing-duration>PT2H14M20S</meta:editing-duration>
    <meta:document-statistic meta:object-count="17"/>
    <meta:user-defined meta:name="email">kariminfo0@gmail.com</meta:user-defined>
  </office:meta>
</office:document-meta>
</file>